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SettingsModel.doLoad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7">
            <text:p text:style-name="Table_20_Contents">127</text:p>
          </table:table-cell>
        </table:table-row>
        <table:table-row>
          <table:table-cell office:value-type="string">
            <text:p text:style-name="Table_20_Contents">IvySettingsModel.getLoad( Ivy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SettingsModel.newIvyFile( String name , String content , int document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Model.typedefedTag( String tagName , final Class clazz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0">
            <text:p text:style-name="Table_20_Contents">0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IvySettingsModel.getTypedefClasses( ClassLoader cl , Map typedef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vySettingsModel.refreshIfNeeded( Ivy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SettingsModel.getChildClasses( Map classes , Class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vySettingsModel.isSupportedChildType( Class typ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vySettingsModel.getRootIvyTa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Model.doRefresh( IvyFile file , String to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SettingsModel.has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SettingsModel.getChi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SettingsModel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SettingsModel.getTypedefClasses( IvySettingsFile file , ClassLoader 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SettingsModel.init(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7">
            <text:p text:style-name="Table_20_Contents">17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IvySettingsModel.addTypedefChildren( IvyTag tag , Map childr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SettingsModel.IvySettingsModel( IvyModelSettings settings ,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SettingsModel.isSupportedAttributeType( Class typ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vySettingsModel.getClassLoader( IvySettingsFile s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